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0E300000134DF87910A47765522.png" manifest:media-type="image/png"/>
  <manifest:file-entry manifest:full-path="Pictures/100000000000011600000225AC32EFA0B7126550.png" manifest:media-type="image/png"/>
  <manifest:file-entry manifest:full-path="Pictures/10000000000000FE000001FBD999D4053389E933.png" manifest:media-type="image/png"/>
  <manifest:file-entry manifest:full-path="Pictures/10000000000000E200000138CD8110ACF36CE23E.png" manifest:media-type="image/png"/>
  <manifest:file-entry manifest:full-path="Pictures/1000000000000117000001D54292F0D1037D0592.png" manifest:media-type="image/png"/>
  <manifest:file-entry manifest:full-path="Pictures/10000000000000E40000011694397E31FA75E36B.png" manifest:media-type="image/png"/>
  <manifest:file-entry manifest:full-path="Pictures/1000000000000111000001C09E5F673A4AABE5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了解</text:span><text:span text:style-name="T1"><text:line-break/></text:span><text:span text:style-name="T1"><text:line-break/></text:span><text:span text:style-name="T1">大學老師到底是一個</text:span><text:span text:style-name="T1">甚麼樣的</text:span><text:span text:style-name="T1">工作？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24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看到商業週刊的一篇文章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標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教書一輩子</text:span><text:span text:style-name="T7">...</text:span><text:span text:style-name="T7">大學教授年賺</text:span><text:span text:style-name="T7">136</text:span><text:span text:style-name="T7">萬，還輸給高中老師！</text:span></text:p>
              </text:list-item>
              <text:list-item>
                <text:p><text:span text:style-name="T7">台大博士生悲鳴：讀研究所不划算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長的標題阿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標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太灰色了一點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和某些人的想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學老師真是個爽缺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者都不太能反映現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總是覺得怪怪的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自己本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金門大學教了</text:span><text:span text:style-name="T7">13</text:span><text:span text:style-name="T7">年</text:span><text:span text:style-name="T7"><text:line-break/></text:span><text:span text:style-name="T7"/></text:p>
              </text:list-item>
              <text:list-item>
                <text:p><text:span text:style-name="T7">從金門技術學院第一年教到現在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還是不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深入理解其他大學</text:span></text:p>
              </text:list-item>
              <text:list-item>
                <text:p><text:span text:style-name="T6">像是私立大學、排名最前的大學</text:span></text:p>
                <text:p><text:span text:style-name="T6">的實際情況！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對自己的學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是會有點理解的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讓我來說明一下，大學老師到底是甚麼樣的一種工作！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用大學老師一詞，而不是用大學教授呢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件事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因為教授這個詞有兩個意思！</text:span></text:p>
              </text:list-item>
              <text:list-item>
                <text:p><text:span text:style-name="T7">一個是《泛指大學老師》</text:span></text:p>
              </text:list-item>
              <text:list-item>
                <text:p><text:span text:style-name="T7">另一個是《一種職位等級》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本文所指的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是大學裡教書者的狀況</text:span></text:p>
              </text:list-item>
              <text:list-item>
                <text:p><text:span text:style-name="T7">而非《具有教授職級》者的狀況，所以我用《大學老師》一詞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學老師的分級、包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教授</text:span></text:p>
              </text:list-item>
              <text:list-item>
                <text:p><text:span text:style-name="T7">副教授</text:span></text:p>
              </text:list-item>
              <text:list-item>
                <text:p><text:span text:style-name="T7">助理教授</text:span></text:p>
              </text:list-item>
              <text:list-item>
                <text:p><text:span text:style-name="T7">講師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還有不是老師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博士後研究員</text:p>
              </text:list-item>
              <text:list-item>
                <text:p>助教</text:p>
              </text:list-item>
              <text:list-item>
                <text:p>助理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個人的職級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助理教授</text:span></text:p>
              </text:list-item>
              <text:list-item>
                <text:p><text:span text:style-name="T6">而且、十三年來，從沒申請過升等，所以一直還是助理教授！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不升等呢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我沒寫甚麼論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不寫論文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我不太喜歡寫論文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那我平時都在做些甚麼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嘛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</text:p>
                <text:list>
                  <text:list-item>
                    <text:p>上課、寫教材、寫程式</text:p>
                  </text:list-item>
                  <text:list-item>
                    <text:p>寫網誌、寫小說、寫書</text:p>
                  </text:list-item>
                  <text:list-item>
                    <text:p>寫你現在看到的投影片！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我的案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完全不具代表性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很少看到其他老師是這樣幹的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通常會想升等</text:span><text:span text:style-name="T6">(</text:span><text:span text:style-name="T6">除了教授以外，因為他們只能升院長和校長了</text:span><text:span text:style-name="T6">)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不論是《講師、助理教授、副教授》，通通都會去寫論文與投稿期刊，然後申請國科會或教育部計畫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問題是：寫論文可以升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麼做計劃有甚麼用呢？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做計畫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拿錢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拿了錢幹嘛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拿了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才能買設備、買材料、付給助教或博碩士生工讀費，付出國開開研討會的差旅費，付給期刊投稿審稿費，還有一部分當計畫主持人的費用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申請計畫，所以完全不用管上面那些事情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計畫主持人的費用很多嗎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我所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好像不是很多，一個計劃頂多就一萬元，而且總和好像也有上限！</text:span></text:p>
              </text:list-item>
              <text:list-item>
                <text:p><text:span text:style-name="T7">由於我沒有申請計畫，所以也就不太清楚了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還在思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否要當大學老師的人而言</text:span></text:p>
              </text:list-item>
              <text:list-item>
                <text:p><text:span text:style-name="T6">我想最關心的是薪資問題吧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台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剛進來的時候，薪資應該是六萬元左右，但是由於金門大學是在離島，所以有九千多元的離島加給！</text:span></text:p>
              </text:list-item>
              <text:list-item>
                <text:p><text:span text:style-name="T9">所以剛進來那年，我的月薪是七萬。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了13年的老師之後，我現在是八萬多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十三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的薪資增加了一萬多…</text:span><text:span text:style-name="T6">XD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這個人比較容易滿足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反正只要讓我自由自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做自己喜歡做的事情</text:span><text:span text:style-name="T6"><text:line-break/></text:span><text:span text:style-name="T6"/></text:p>
              </text:list-item>
              <text:list-item>
                <text:p><text:span text:style-name="T6">那沒升等加薪也沒什麼關係啦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是副教授或教授，薪水應該會比我再多個兩三萬，所以大約會到</text:span><text:span text:style-name="T6">10-12</text:span><text:span text:style-name="T6">萬左右吧！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一年通常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12</text:span><text:span text:style-name="T6">個月的薪水，加上一個半月的年終獎金，所以應該可以乘上</text:span><text:span text:style-name="T6">13.5</text:span><text:span text:style-name="T6">倍。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如果教比較多的課，超過預設的時數，那麼還可以多領一份《超鐘點費》，助理教授一小時大約</text:span><text:span text:style-name="T9">600</text:span><text:span text:style-name="T9">元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我不喜歡多上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所以一周通常就只會上基本的</text:span><text:span text:style-name="T7">9</text:span><text:span text:style-name="T7">小時，再加上專題指導與導師時間，最多也就</text:span><text:span text:style-name="T7">11-12</text:span><text:span text:style-name="T7">小時吧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、看起來大學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還蠻輕鬆自由的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吧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某些人的天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能是另外一些人的地獄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現在很多新進的老師，進來之前就會被迫簽下一份稱為《</text:span><text:span text:style-name="T9">N</text:span><text:span text:style-name="T9">年條款》的合約！</text:span><text:span text:style-name="T9">(</text:span><text:span text:style-name="T9">通常 </text:span><text:span text:style-name="T9">6&lt;=N&lt;=10)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年條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裡面會規定，你如果</text:span><text:span text:style-name="T9">N</text:span><text:span text:style-name="T9">年之內不升等，就必須要強制離職！</text:span></text:p>
              </text:list-item>
              <text:list-item>
                <text:p><text:span text:style-name="T9">所以簽了</text:span><text:span text:style-name="T9">N</text:span><text:span text:style-name="T9">年條款的老師，通常會被迫去寫論文。因為沒有論文就升不了等，升不了等就得準備離職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但是、簽下</text:span><text:span text:style-name="T8">N</text:span><text:span text:style-name="T8">年條款的老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不是最糟的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現在也有那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非正式編制的《專案老師》！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它們是採用一年一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學校可以任意決定發不發聘書</text:span></text:p>
              </text:list-item>
              <text:list-item>
                <text:p><text:span text:style-name="T7">你教得不好就不聘，沒寫論文也不聘，沒申請到計畫也不聘，專案經費沒了也不聘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我所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種狀況不是只有大學有，在中小學更是普遍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6">甚至還有兼任老師！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他們領的是鐘點費，一堂課六七百元，算法就和麥當勞打工類似，只是高了一些！</text:span></text:p>
              </text:list-item>
              <text:list-item>
                <text:p><text:span text:style-name="T10">但是麥當勞一天可以打工八小時，他們一周只能打工八小時，兩個時數差很大 …</text:span></text:p>
              </text:list-item>
              <text:list-item>
                <text:p><text:span text:style-name="T10">8*600*4=19200, </text:span><text:span text:style-name="T10">還沒到 </text:span><text:span text:style-name="T10">22K ----- XD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所以、大學老師到底好不好當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是見仁見智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我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還算不錯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對其他人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有些人會非常緊張，整天為論文傷腦筋，或者為校內的政治紛爭傷腦筋。</text:span></text:p>
              </text:list-item>
              <text:list-item>
                <text:p><text:span text:style-name="T9">另外有些人為了校內的行政業務傷腦筋，還有人整天為準備一大堆評鑑資料而傷腦筋！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看到不少大學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念完博士就已經</text:span><text:span text:style-name="T7">35</text:span><text:span text:style-name="T7">歲了</text:span></text:p>
              </text:list-item>
              <text:list-item>
                <text:p><text:span text:style-name="T7">又要拚升等或計畫</text:span></text:p>
              </text:list-item>
              <text:list-item>
                <text:p><text:span text:style-name="T7">忙到沒時間交男女朋友，錯過終身大事的人很多！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雖然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也不是台灣才有的事情！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開科學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會發現，那些科學家的一生，往往是很悲催的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不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宗教改革時一堆被軟禁或被殺的科學家了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物理化學上的超級大師</text:p>
          </draw:text-box>
        </draw:frame>
        <draw:frame presentation:style-name="pr4" draw:layer="layout" svg:width="19.1cm" svg:height="18.494cm" svg:x="-0.1cm" svg:y="6cm" presentation:class="outline" presentation:user-transformed="true">
          <draw:text-box>
            <text:list text:style-name="L3">
              <text:list-item>
                <text:p><text:span text:style-name="T11">《法拉第》都還被戴維老婆當傭人</text:span></text:p>
              </text:list-item>
              <text:list-item>
                <text:p><text:span text:style-name="T11">而且得罪戴維之後不敢研究電磁學</text:span></text:p>
              </text:list-item>
              <text:list-item>
                <text:p><text:span text:style-name="T11">成了皇家實驗室主任之後，卻領著非常低的薪資，住在實驗室的樓上！</text:span></text:p>
              </text:list-item>
              <text:list-item>
                <text:p><text:span text:style-name="T11">退休那天兩夫妻不知道該去住哪裡，還好英國女皇在樓下迎接，給了他們一個莊園！</text:span></text:p>
              </text:list-item>
            </text:list>
          </draw:text-box>
        </draw:frame>
        <draw:frame draw:style-name="gr5" draw:text-style-name="P9" draw:layer="layout" svg:width="8.2cm" svg:height="16.194cm" svg:x="19.5cm" svg:y="4cm">
          <draw:image xlink:href="Pictures/100000000000011600000225AC32EFA0B7126550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拉瓦錫</text:p>
          </draw:text-box>
        </draw:frame>
        <draw:frame presentation:style-name="pr4" draw:layer="layout" svg:width="1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在法國大革命時，被送上了斷頭台，只因他退了一個人的論文稿，那個人後來成為革命的重要人物！</text:span></text:p>
              </text:list-item>
            </text:list>
          </draw:text-box>
        </draw:frame>
        <draw:frame draw:style-name="gr5" draw:text-style-name="P9" draw:layer="layout" svg:width="8cm" svg:height="15.97cm" svg:x="18.8cm" svg:y="3.83cm">
          <draw:image xlink:href="Pictures/10000000000000FE000001FBD999D4053389E933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居里夫人</text:p>
          </draw:text-box>
        </draw:frame>
        <draw:frame presentation:style-name="pr4" draw:layer="layout" svg:width="25.199cm" svg:height="18.494cm" svg:x="1.4cm" svg:y="6.214cm" presentation:class="outline" presentation:user-transformed="true">
          <draw:text-box>
            <text:list text:style-name="L3">
              <text:list-item>
                <text:p><text:span text:style-name="T12">全家上下總共得過五個諾貝爾獎，</text:span><text:span text:style-name="T12"><text:line-break/></text:span><text:span text:style-name="T12">應該是全世界獲得最多諾貝爾獎的一家人了吧！</text:span></text:p>
              </text:list-item>
              <text:list-item>
                <text:p><text:span text:style-name="T12">雖然她得了兩次諾貝爾獎，但是卻因做實驗吸收太多放射線而中毒。</text:span></text:p>
              </text:list-item>
              <text:list-item>
                <text:p><text:span text:style-name="T12">而且後來她沒經費可以購買自己發現的鐳，結果沒辦法做實驗，還好美國記者發現後幫她募款。</text:span></text:p>
              </text:list-item>
            </text:list>
          </draw:text-box>
        </draw:frame>
        <draw:frame draw:style-name="gr5" draw:text-style-name="P9" draw:layer="layout" svg:width="5.999cm" svg:height="7.314cm" svg:x="20.6cm" svg:y="0.4cm">
          <draw:image xlink:href="Pictures/10000000000000E40000011694397E31FA75E36B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4.6cm" svg:height="3.506cm" svg:x="1.4cm" svg:y="0.837cm" presentation:class="title" presentation:user-transformed="true">
          <draw:text-box>
            <text:p>而那個偉大的牛頓</text:p>
          </draw:text-box>
        </draw:frame>
        <draw:frame presentation:style-name="pr4" draw:layer="layout" svg:width="15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雖然一輩子都在研究煉金術，而且還當上皇家造幣局的局長。</text:span></text:p>
              </text:list-item>
              <text:list-item>
                <text:p><text:span text:style-name="T12">但是卻把畢生積蓄投入在史上三大泡沫之一的《南海公司》，煉出了一堆壁紙！</text:span></text:p>
              </text:list-item>
            </text:list>
          </draw:text-box>
        </draw:frame>
        <draw:frame draw:style-name="gr5" draw:text-style-name="P9" draw:layer="layout" svg:width="8.981cm" svg:height="15.098cm" svg:x="18.2cm" svg:y="4.8cm">
          <draw:image xlink:href="Pictures/1000000000000117000001D54292F0D1037D0592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不用說</text:p>
          </draw:text-box>
        </draw:frame>
        <draw:frame presentation:style-name="pr4" draw:layer="layout" svg:width="18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《圖靈》被化學閹割後吞下含氰化物的蘋果死了！</text:span></text:p>
              </text:list-item>
              <text:list-item>
                <text:p><text:span text:style-name="T9">《哥德爾》在妻子死後拒絕進食，結果營養不良死亡！</text:span></text:p>
              </text:list-item>
            </text:list>
          </draw:text-box>
        </draw:frame>
        <draw:frame draw:style-name="gr5" draw:text-style-name="P9" draw:layer="layout" svg:width="6.005cm" svg:height="8.149cm" svg:x="20.8cm" svg:y="1cm">
          <draw:image xlink:href="Pictures/10000000000000E300000134DF87910A47765522.png" xlink:type="simple" xlink:show="embed" xlink:actuate="onLoad">
            <text:p/>
          </draw:image>
        </draw:frame>
        <draw:frame draw:style-name="gr5" draw:text-style-name="P9" draw:layer="layout" svg:width="5.979cm" svg:height="8.255cm" svg:x="20.821cm" svg:y="10.6cm">
          <draw:image xlink:href="Pictures/10000000000000E200000138CD8110ACF36CE23E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18.577cm" svg:height="3.506cm" svg:x="1.4cm" svg:y="0.837cm" presentation:class="title" presentation:user-transformed="true">
          <draw:text-box>
            <text:p><text:span text:style-name="T6">愛迪生雖然賺了很多錢</text:span></text:p>
          </draw:text-box>
        </draw:frame>
        <draw:frame presentation:style-name="pr4" draw:layer="layout" svg:width="19.4cm" svg:height="18.494cm" svg:x="0.4cm" svg:y="5.506cm" presentation:class="outline" presentation:user-transformed="true">
          <draw:text-box>
            <text:list text:style-name="L3">
              <text:list-item>
                <text:p><text:span text:style-name="T13">但是在公司被《摩根》掌控之後，把錢都拿去搞鐵路導致破產，八十歲的生日沒錢慶祝，還好隔壁的《亨利、福特》幫他辦了慶生！</text:span></text:p>
              </text:list-item>
              <text:list-item>
                <text:p><text:span text:style-name="T13">記者在他破產後去訪問他：《你賺了那麼多錢又賠光光了，有甚麼感想？》。</text:span><text:span text:style-name="T13"><text:line-break/></text:span><text:span text:style-name="T13">愛迪生回答說：這些錢花得好爽 … </text:span><text:span text:style-name="T13">XD</text:span></text:p>
              </text:list-item>
            </text:list>
          </draw:text-box>
        </draw:frame>
        <draw:frame draw:style-name="gr5" draw:text-style-name="P9" draw:layer="layout" svg:width="7.223cm" svg:height="11.853cm" svg:x="20.177cm" svg:y="5.4cm">
          <draw:image xlink:href="Pictures/1000000000000111000001C09E5F673A4AABE526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目前還能在金門大學領</text:span><text:span text:style-name="T6">88k</text:span><text:span text:style-name="T6">，我應該要很滿足了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知道這樣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是否已經能夠理解大學老師，到底是一個什麼樣的職業了嗎？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24T15:23:10.291000000</dc:date>
    <meta:editing-duration>P2DT2H11M28S</meta:editing-duration>
    <meta:editing-cycles>503</meta:editing-cycles>
    <meta:generator>LibreOffice/5.0.6.3$Windows_x86 LibreOffice_project/490fc03b25318460cfc54456516ea2519c11d1aa</meta:generator>
    <meta:document-statistic meta:object-count="329"/>
  </office:meta>
</office:document-meta>
</file>